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003d4" officeooo:paragraph-rsid="000003d4"/>
    </style:style>
    <style:style style:name="P2" style:family="paragraph" style:parent-style-name="Standard">
      <style:text-properties officeooo:rsid="00010f8c" officeooo:paragraph-rsid="00010f8c"/>
    </style:style>
    <style:style style:name="P3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officeooo:rsid="000003d4" officeooo:paragraph-rsid="000003d4"/>
    </style:style>
    <style:style style:name="T1" style:family="text">
      <style:text-properties officeooo:rsid="00010f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* val sqlContext = new org.apache.spark.sql.SQLContext(sc)</text:p>
      <text:p text:style-name="P1">* import sqlContext.implicits._</text:p>
      <text:p text:style-name="P1">* import org.apache.spark.sql._</text:p>
      <text:p text:style-name="P1">* case class Auction(auctionid: String, bid: Double, bidtime: Double, bidder: String, bidderrate: Integer, openbid: Double, price: Double, item: String, daystolive: Integer)</text:p>
      <text:p text:style-name="P1"/>
      <text:p text:style-name="P1">* val auctionRDD= sc.textFile("/home/administradorcito/Descargas/xbox7.<text:span text:style-name="T1">csv</text:span>").map(_.split(",")).map(p =&gt; Auction(p(0),p(1).toDouble,p(2).toDouble,p(3),p(4).toInt,p(5).toDouble,p(6).toDouble,"XBOX",3))</text:p>
      <text:p text:style-name="P1"/>
      <text:p text:style-name="P1">* val apair = auctionRDD.map(auction=&gt;((auction.auctionid,auction.item), (auction.bid, 1)))</text:p>
      <text:p text:style-name="P1">* val atotalcount = apair.reduceByKey((x,y) =&gt; (x._1 + y._1, x._2 + y._2))</text:p>
      <text:p text:style-name="P1"/>
      <text:p text:style-name="P3">* atotalcount.take(2)</text:p>
      <text:p text:style-name="P1"/>
      <text:p text:style-name="P2">Otra manera de hacerlo </text:p>
      <text:p text:style-name="P2"/>
      <text:p text:style-name="P2">*var raw = sc.textFile("/home/administradorcito/sparks/xbox.csv")</text:p>
      <text:p text:style-name="P2">*var header = raw.first()</text:p>
      <text:p text:style-name="P2">*raw = raw.filter(row =&gt; row != header)</text:p>
      <text:p text:style-name="P2">*var data = raw.map(_.replace(",,",",0,")).map(_.split(",")).map(p =&gt;Auction(p(0),p(1).toDouble,p(2).toDouble,p(3),p(4).toInt,p(5).toDouble,p(6).toDouble,"xbox",7))</text:p>
      <text:p text:style-name="P2">* var empareja = data.map(auction=&gt;((auction.auctionid,auction.item), (auction.bid, 1)))</text:p>
      <text:p text:style-name="P2">* var total = empareja.reduceByKey((x,y) =&gt; (x._1 + y._1, x._2 + y._2)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dorcito </meta:initial-creator>
    <meta:creation-date>2017-05-19T12:54:21.308750607</meta:creation-date>
    <dc:date>2017-05-19T15:43:00.111146866</dc:date>
    <dc:creator>Administradorcito </dc:creator>
    <meta:editing-duration>PT1M28S</meta:editing-duration>
    <meta:editing-cycles>1</meta:editing-cycles>
    <meta:generator>LibreOffice/5.0.6.2$Linux_X86_64 LibreOffice_project/00$Build-2</meta:generator>
    <meta:document-statistic meta:table-count="0" meta:image-count="0" meta:object-count="0" meta:page-count="1" meta:paragraph-count="15" meta:word-count="103" meta:character-count="1153" meta:non-whitespace-character-count="1064"/>
  </office:meta>
</office:document-meta>
</file>